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4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8:57:20.214194900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57:20.22393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08:57:41.291810100</dc:date>
    <dc:language>pt-PT</dc:language>
    <meta:editing-cycles>675</meta:editing-cycles>
    <meta:editing-duration>P4DT6H48M6S</meta:editing-duration>
    <meta:print-date>2023-12-29T11:28:27.023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